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Georgia" svg:font-family="Georgia, serif"/>
    <style:font-face style:name="Lohit Devanagari1" svg:font-family="'Lohit Devanagari'"/>
    <style:font-face style:name="Roboto" svg:font-family="Roboto"/>
    <style:font-face style:name="Rubik" svg:font-family="Rubik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aea6" officeooo:paragraph-rsid="0001aea6"/>
    </style:style>
    <style:style style:name="P2" style:family="paragraph" style:parent-style-name="Standard">
      <style:paragraph-properties fo:text-align="justify" style:justify-single-word="false"/>
      <style:text-properties officeooo:rsid="00028958" officeooo:paragraph-rsid="00028958"/>
    </style:style>
    <style:style style:name="P3" style:family="paragraph" style:parent-style-name="Standard">
      <style:paragraph-properties fo:text-align="justify" style:justify-single-word="false"/>
      <style:text-properties fo:color="#050c7e" officeooo:rsid="0001aea6" officeooo:paragraph-rsid="0001aea6"/>
    </style:style>
    <style:style style:name="P4" style:family="paragraph" style:parent-style-name="Standard">
      <style:paragraph-properties fo:text-align="justify" style:justify-single-word="false"/>
      <style:text-properties fo:color="#050c7e" officeooo:rsid="0001aea6" officeooo:paragraph-rsid="0002a183"/>
    </style:style>
    <style:style style:name="P5" style:family="paragraph" style:parent-style-name="Standard">
      <style:paragraph-properties fo:text-align="justify" style:justify-single-word="false"/>
      <style:text-properties fo:color="#050c7e" officeooo:rsid="0001aea6" officeooo:paragraph-rsid="00041bc0"/>
    </style:style>
    <style:style style:name="P6" style:family="paragraph" style:parent-style-name="Standard">
      <style:paragraph-properties fo:text-align="justify" style:justify-single-word="false"/>
      <style:text-properties fo:color="#050c7e" officeooo:rsid="0001aea6" officeooo:paragraph-rsid="000f6299"/>
    </style:style>
    <style:style style:name="P7" style:family="paragraph" style:parent-style-name="Standard">
      <style:paragraph-properties fo:text-align="justify" style:justify-single-word="false"/>
      <style:text-properties fo:color="#050c7e" officeooo:rsid="0001aea6" officeooo:paragraph-rsid="0006701f"/>
    </style:style>
    <style:style style:name="P8" style:family="paragraph" style:parent-style-name="Standard">
      <style:paragraph-properties fo:text-align="justify" style:justify-single-word="false"/>
      <style:text-properties fo:color="#050c7e" officeooo:rsid="0001aea6" officeooo:paragraph-rsid="00085f06"/>
    </style:style>
    <style:style style:name="P9" style:family="paragraph" style:parent-style-name="Standard">
      <style:paragraph-properties fo:text-align="justify" style:justify-single-word="false"/>
      <style:text-properties fo:color="#050c7e" officeooo:rsid="0001aea6" officeooo:paragraph-rsid="000c1da5"/>
    </style:style>
    <style:style style:name="P10" style:family="paragraph" style:parent-style-name="Standard">
      <style:paragraph-properties fo:text-align="justify" style:justify-single-word="false"/>
      <style:text-properties fo:color="#050c7e" officeooo:rsid="0001aea6" officeooo:paragraph-rsid="000d7d1f"/>
    </style:style>
    <style:style style:name="P11" style:family="paragraph" style:parent-style-name="Standard">
      <style:paragraph-properties fo:text-align="justify" style:justify-single-word="false"/>
      <style:text-properties fo:color="#050c7e" officeooo:rsid="0001aea6" officeooo:paragraph-rsid="0010c2bb"/>
    </style:style>
    <style:style style:name="P12" style:family="paragraph" style:parent-style-name="Standard">
      <style:paragraph-properties fo:text-align="justify" style:justify-single-word="false"/>
      <style:text-properties fo:color="#050c7e" officeooo:rsid="0001aea6" officeooo:paragraph-rsid="00153bbf"/>
    </style:style>
    <style:style style:name="P13" style:family="paragraph" style:parent-style-name="Standard">
      <style:paragraph-properties fo:text-align="justify" style:justify-single-word="false"/>
      <style:text-properties fo:color="#050c7e" officeooo:rsid="0001aea6" officeooo:paragraph-rsid="001bc2ee"/>
    </style:style>
    <style:style style:name="P14" style:family="paragraph" style:parent-style-name="Standard">
      <style:paragraph-properties fo:text-align="justify" style:justify-single-word="false"/>
      <style:text-properties fo:color="#050c7e" officeooo:rsid="0001aea6" officeooo:paragraph-rsid="00200be6"/>
    </style:style>
    <style:style style:name="P15" style:family="paragraph" style:parent-style-name="Standard">
      <style:paragraph-properties fo:text-align="justify" style:justify-single-word="false"/>
      <style:text-properties fo:color="#050c7e" officeooo:rsid="0001aea6" officeooo:paragraph-rsid="0021b70b"/>
    </style:style>
    <style:style style:name="P16" style:family="paragraph" style:parent-style-name="Standard">
      <style:paragraph-properties fo:text-align="justify" style:justify-single-word="false"/>
      <style:text-properties fo:color="#050c7e" officeooo:rsid="0001aea6" officeooo:paragraph-rsid="002315be"/>
    </style:style>
    <style:style style:name="P17" style:family="paragraph" style:parent-style-name="Standard">
      <style:paragraph-properties fo:text-align="justify" style:justify-single-word="false"/>
      <style:text-properties fo:color="#050c7e" officeooo:rsid="0001aea6" officeooo:paragraph-rsid="00248c64"/>
    </style:style>
    <style:style style:name="P18" style:family="paragraph" style:parent-style-name="Standard">
      <style:paragraph-properties fo:text-align="justify" style:justify-single-word="false"/>
      <style:text-properties fo:color="#050c7e" officeooo:rsid="0001aea6" officeooo:paragraph-rsid="00272c52"/>
    </style:style>
    <style:style style:name="P19" style:family="paragraph" style:parent-style-name="Standard">
      <style:paragraph-properties fo:text-align="justify" style:justify-single-word="false"/>
      <style:text-properties fo:color="#050c7e" officeooo:rsid="0001aea6" officeooo:paragraph-rsid="002a023f"/>
    </style:style>
    <style:style style:name="P20" style:family="paragraph" style:parent-style-name="Standard">
      <style:paragraph-properties fo:text-align="justify" style:justify-single-word="false"/>
      <style:text-properties fo:color="#050c7e" officeooo:rsid="0001aea6" officeooo:paragraph-rsid="002f1638"/>
    </style:style>
    <style:style style:name="P21" style:family="paragraph" style:parent-style-name="Standard">
      <style:paragraph-properties fo:text-align="justify" style:justify-single-word="false"/>
      <style:text-properties fo:color="#050c7e" officeooo:rsid="000616b7" officeooo:paragraph-rsid="000616b7"/>
    </style:style>
    <style:style style:name="P22" style:family="paragraph" style:parent-style-name="Standard">
      <style:paragraph-properties fo:text-align="justify" style:justify-single-word="false"/>
      <style:text-properties fo:color="#050c7e" officeooo:rsid="000675e3" officeooo:paragraph-rsid="000675e3"/>
    </style:style>
    <style:style style:name="P23" style:family="paragraph" style:parent-style-name="Standard">
      <style:paragraph-properties fo:text-align="justify" style:justify-single-word="false"/>
      <style:text-properties fo:color="#050c7e" officeooo:rsid="000675e3" officeooo:paragraph-rsid="00085f06"/>
    </style:style>
    <style:style style:name="P24" style:family="paragraph" style:parent-style-name="Standard">
      <style:paragraph-properties fo:text-align="justify" style:justify-single-word="false"/>
      <style:text-properties fo:color="#050c7e" officeooo:rsid="000675e3" officeooo:paragraph-rsid="000c1da5"/>
    </style:style>
    <style:style style:name="P25" style:family="paragraph" style:parent-style-name="Standard">
      <style:paragraph-properties fo:text-align="justify" style:justify-single-word="false"/>
      <style:text-properties fo:color="#050c7e" officeooo:rsid="000f6299" officeooo:paragraph-rsid="000f6299"/>
    </style:style>
    <style:style style:name="P26" style:family="paragraph" style:parent-style-name="Standard">
      <style:paragraph-properties fo:text-align="justify" style:justify-single-word="false"/>
      <style:text-properties fo:color="#050c7e" officeooo:rsid="00200be6" officeooo:paragraph-rsid="00200be6"/>
    </style:style>
    <style:style style:name="P27" style:family="paragraph" style:parent-style-name="Standard">
      <style:paragraph-properties fo:text-align="justify" style:justify-single-word="false"/>
      <style:text-properties fo:color="#050c7e" officeooo:rsid="0021b70b" officeooo:paragraph-rsid="0021b70b"/>
    </style:style>
    <style:style style:name="P28" style:family="paragraph" style:parent-style-name="Standard">
      <style:paragraph-properties fo:text-align="justify" style:justify-single-word="false"/>
      <style:text-properties style:use-window-font-color="true" officeooo:rsid="000616b7" officeooo:paragraph-rsid="000616b7"/>
    </style:style>
    <style:style style:name="P29" style:family="paragraph" style:parent-style-name="Standard">
      <style:paragraph-properties fo:text-align="justify" style:justify-single-word="false"/>
      <style:text-properties style:use-window-font-color="true" officeooo:rsid="000616b7" officeooo:paragraph-rsid="0006701f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rsid="000f6299" officeooo:paragraph-rsid="000f6299"/>
    </style:style>
    <style:style style:name="P31" style:family="paragraph" style:parent-style-name="Standard">
      <style:paragraph-properties fo:text-align="justify" style:justify-single-word="false"/>
      <style:text-properties style:use-window-font-color="true" officeooo:rsid="000f6299" officeooo:paragraph-rsid="0010c2bb"/>
    </style:style>
    <style:style style:name="P32" style:family="paragraph" style:parent-style-name="Standard">
      <style:paragraph-properties fo:text-align="justify" style:justify-single-word="false"/>
      <style:text-properties style:use-window-font-color="true" officeooo:rsid="000f6299" officeooo:paragraph-rsid="00153bbf"/>
    </style:style>
    <style:style style:name="P33" style:family="paragraph" style:parent-style-name="Standard">
      <style:paragraph-properties fo:text-align="justify" style:justify-single-word="false"/>
      <style:text-properties style:use-window-font-color="true" officeooo:rsid="000f6299" officeooo:paragraph-rsid="00128bc6"/>
    </style:style>
    <style:style style:name="P34" style:family="paragraph" style:parent-style-name="Standard">
      <style:paragraph-properties fo:text-align="justify" style:justify-single-word="false"/>
      <style:text-properties style:use-window-font-color="true" officeooo:rsid="000f6299" officeooo:paragraph-rsid="002315be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01aea6"/>
    </style:style>
    <style:style style:name="P3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officeooo:rsid="000616b7" officeooo:paragraph-rsid="000616b7"/>
    </style:style>
    <style:style style:name="P38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f6299" officeooo:paragraph-rsid="000f6299"/>
    </style:style>
    <style:style style:name="P3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10c2bb"/>
    </style:style>
    <style:style style:name="P40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153bbf"/>
    </style:style>
    <style:style style:name="P4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200be6"/>
    </style:style>
    <style:style style:name="P4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272c52"/>
    </style:style>
    <style:style style:name="P43" style:family="paragraph" style:parent-style-name="Standard">
      <style:paragraph-properties fo:text-align="justify" style:justify-single-word="false"/>
      <style:text-properties fo:color="#050c7e" officeooo:rsid="0021b70b" officeooo:paragraph-rsid="0021b70b"/>
    </style:style>
    <style:style style:name="P44" style:family="paragraph" style:parent-style-name="Standard">
      <style:paragraph-properties fo:text-align="justify" style:justify-single-word="false"/>
      <style:text-properties fo:color="#050c7e" officeooo:rsid="0001aea6" officeooo:paragraph-rsid="0010c2bb"/>
    </style:style>
    <style:style style:name="P45" style:family="paragraph" style:parent-style-name="Standard">
      <style:paragraph-properties fo:text-align="justify" style:justify-single-word="false"/>
      <style:text-properties fo:color="#050c7e" officeooo:rsid="0001aea6" officeooo:paragraph-rsid="00346ac0"/>
    </style:style>
    <style:style style:name="P46" style:family="paragraph" style:parent-style-name="Standard">
      <style:paragraph-properties fo:text-align="justify" style:justify-single-word="false"/>
      <style:text-properties fo:color="#050c7e" officeooo:rsid="0001aea6" officeooo:paragraph-rsid="0035f758"/>
    </style:style>
    <style:style style:name="P47" style:family="paragraph" style:parent-style-name="Standard">
      <style:paragraph-properties fo:text-align="justify" style:justify-single-word="false"/>
      <style:text-properties fo:color="#050c7e" officeooo:rsid="0001aea6" officeooo:paragraph-rsid="003b52e4"/>
    </style:style>
    <style:style style:name="P48" style:family="paragraph" style:parent-style-name="Standard">
      <style:paragraph-properties fo:text-align="justify" style:justify-single-word="false"/>
      <style:text-properties fo:color="#050c7e" officeooo:rsid="0001aea6" officeooo:paragraph-rsid="003d46da"/>
    </style:style>
    <style:style style:name="P49" style:family="paragraph" style:parent-style-name="Standard">
      <style:paragraph-properties fo:text-align="justify" style:justify-single-word="false"/>
      <style:text-properties fo:color="#050c7e" officeooo:rsid="0001aea6" officeooo:paragraph-rsid="003e21af"/>
    </style:style>
    <style:style style:name="P50" style:family="paragraph" style:parent-style-name="Standard">
      <style:paragraph-properties fo:text-align="justify" style:justify-single-word="false"/>
      <style:text-properties fo:color="#050c7e" officeooo:rsid="0001aea6" officeooo:paragraph-rsid="00128bc6"/>
    </style:style>
    <style:style style:name="P51" style:family="paragraph" style:parent-style-name="Standard">
      <style:paragraph-properties fo:text-align="justify" style:justify-single-word="false"/>
      <style:text-properties fo:color="#050c7e" officeooo:rsid="0034f18f" officeooo:paragraph-rsid="0037686d"/>
    </style:style>
    <style:style style:name="P52" style:family="paragraph" style:parent-style-name="Standard">
      <style:paragraph-properties fo:text-align="justify" style:justify-single-word="false"/>
      <style:text-properties fo:color="#050c7e" officeooo:rsid="0037686d" officeooo:paragraph-rsid="0037686d"/>
    </style:style>
    <style:style style:name="P53" style:family="paragraph" style:parent-style-name="Standard">
      <style:paragraph-properties fo:text-align="justify" style:justify-single-word="false"/>
      <style:text-properties fo:color="#050c7e" officeooo:rsid="0042f4b1" officeooo:paragraph-rsid="0042f4b1"/>
    </style:style>
    <style:style style:name="P54" style:family="paragraph" style:parent-style-name="Standard">
      <style:paragraph-properties fo:text-align="justify" style:justify-single-word="false"/>
      <style:text-properties fo:color="#050c7e" officeooo:rsid="004747c9" officeooo:paragraph-rsid="004747c9"/>
    </style:style>
    <style:style style:name="P55" style:family="paragraph" style:parent-style-name="Standard">
      <style:paragraph-properties fo:text-align="justify" style:justify-single-word="false"/>
      <style:text-properties fo:color="#050c7e" officeooo:rsid="004bb185" officeooo:paragraph-rsid="004bb185"/>
    </style:style>
    <style:style style:name="P56" style:family="paragraph" style:parent-style-name="Standard">
      <style:paragraph-properties fo:text-align="justify" style:justify-single-word="false"/>
      <style:text-properties fo:color="#050c7e" officeooo:rsid="004bb185" officeooo:paragraph-rsid="005398ee"/>
    </style:style>
    <style:style style:name="P57" style:family="paragraph" style:parent-style-name="Standard">
      <style:paragraph-properties fo:text-align="justify" style:justify-single-word="false"/>
    </style:style>
    <style:style style:name="P58" style:family="paragraph" style:parent-style-name="Standard">
      <style:paragraph-properties fo:text-align="justify" style:justify-single-word="false"/>
      <style:text-properties officeooo:paragraph-rsid="003d4e9c"/>
    </style:style>
    <style:style style:name="P59" style:family="paragraph" style:parent-style-name="Standard">
      <style:paragraph-properties fo:text-align="justify" style:justify-single-word="false"/>
      <style:text-properties officeooo:paragraph-rsid="004747c9"/>
    </style:style>
    <style:style style:name="P60" style:family="paragraph" style:parent-style-name="Standard">
      <style:paragraph-properties fo:text-align="justify" style:justify-single-word="false"/>
      <style:text-properties officeooo:paragraph-rsid="004a29af"/>
    </style:style>
    <style:style style:name="P61" style:family="paragraph" style:parent-style-name="Standard">
      <style:paragraph-properties fo:text-align="justify" style:justify-single-word="false"/>
      <style:text-properties officeooo:paragraph-rsid="005201f5"/>
    </style:style>
    <style:style style:name="P62" style:family="paragraph" style:parent-style-name="Standard">
      <style:paragraph-properties fo:text-align="justify" style:justify-single-word="false"/>
      <style:text-properties officeooo:paragraph-rsid="005398ee"/>
    </style:style>
    <style:style style:name="P63" style:family="paragraph" style:parent-style-name="Standard">
      <style:paragraph-properties fo:text-align="justify" style:justify-single-word="false"/>
      <style:text-properties style:use-window-font-color="true" fo:font-style="italic" officeooo:rsid="004cb448" officeooo:paragraph-rsid="004cb448" style:font-style-asian="italic" style:font-style-complex="italic"/>
    </style:style>
    <style:style style:name="P64" style:family="paragraph" style:parent-style-name="Standard">
      <style:paragraph-properties fo:text-align="justify" style:justify-single-word="false"/>
      <style:text-properties style:use-window-font-color="true" fo:font-style="italic" officeooo:rsid="005398ee" officeooo:paragraph-rsid="005398ee" style:font-style-asian="italic" style:font-style-complex="italic"/>
    </style:style>
    <style:style style:name="P65" style:family="paragraph" style:parent-style-name="Standard">
      <style:paragraph-properties fo:text-align="justify" style:justify-single-word="false"/>
      <style:text-properties style:use-window-font-color="true" officeooo:rsid="000f6299" officeooo:paragraph-rsid="0010c2bb"/>
    </style:style>
    <style:style style:name="P6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 fo:break-before="page"/>
      <style:text-properties style:use-window-font-color="true" officeooo:rsid="000f6299" officeooo:paragraph-rsid="0010c2bb"/>
    </style:style>
    <style:style style:name="P68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128bc6"/>
    </style:style>
    <style:style style:name="P6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10c2bb"/>
    </style:style>
    <style:style style:name="P70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01aea6" officeooo:paragraph-rsid="0035f758"/>
    </style:style>
    <style:style style:name="P7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50c7e" officeooo:rsid="0037686d" officeooo:paragraph-rsid="0037686d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29af"/>
    </style:style>
    <style:style style:name="T1" style:family="text">
      <style:text-properties officeooo:rsid="0001aea6"/>
    </style:style>
    <style:style style:name="T2" style:family="text">
      <style:text-properties officeooo:rsid="00028958"/>
    </style:style>
    <style:style style:name="T3" style:family="text">
      <style:text-properties officeooo:rsid="0002a183"/>
    </style:style>
    <style:style style:name="T4" style:family="text">
      <style:text-properties officeooo:rsid="00041bc0"/>
    </style:style>
    <style:style style:name="T5" style:family="text">
      <style:text-properties officeooo:rsid="00042787"/>
    </style:style>
    <style:style style:name="T6" style:family="text">
      <style:text-properties officeooo:rsid="000605f2"/>
    </style:style>
    <style:style style:name="T7" style:family="text">
      <style:text-properties officeooo:rsid="0006701f"/>
    </style:style>
    <style:style style:name="T8" style:family="text">
      <style:text-properties officeooo:rsid="000675e3"/>
    </style:style>
    <style:style style:name="T9" style:family="text">
      <style:text-properties officeooo:rsid="00091896"/>
    </style:style>
    <style:style style:name="T10" style:family="text">
      <style:text-properties officeooo:rsid="000b50a3"/>
    </style:style>
    <style:style style:name="T11" style:family="text">
      <style:text-properties officeooo:rsid="000c1da5"/>
    </style:style>
    <style:style style:name="T12" style:family="text">
      <style:text-properties officeooo:rsid="000d375d"/>
    </style:style>
    <style:style style:name="T13" style:family="text">
      <style:text-properties officeooo:rsid="000f6299"/>
    </style:style>
    <style:style style:name="T14" style:family="text">
      <style:text-properties officeooo:rsid="001438cd"/>
    </style:style>
    <style:style style:name="T15" style:family="text">
      <style:text-properties officeooo:rsid="0018de5a"/>
    </style:style>
    <style:style style:name="T16" style:family="text">
      <style:text-properties officeooo:rsid="001a8529"/>
    </style:style>
    <style:style style:name="T17" style:family="text">
      <style:text-properties officeooo:rsid="001d08f7"/>
    </style:style>
    <style:style style:name="T18" style:family="text">
      <style:text-properties officeooo:rsid="001e2cd5"/>
    </style:style>
    <style:style style:name="T19" style:family="text">
      <style:text-properties officeooo:rsid="00200be6"/>
    </style:style>
    <style:style style:name="T20" style:family="text">
      <style:text-properties officeooo:rsid="0021b70b"/>
    </style:style>
    <style:style style:name="T21" style:family="text">
      <style:text-properties officeooo:rsid="002315be"/>
    </style:style>
    <style:style style:name="T22" style:family="text">
      <style:text-properties officeooo:rsid="00239525"/>
    </style:style>
    <style:style style:name="T23" style:family="text">
      <style:text-properties officeooo:rsid="002852d6"/>
    </style:style>
    <style:style style:name="T24" style:family="text">
      <style:text-properties officeooo:rsid="002a023f"/>
    </style:style>
    <style:style style:name="T25" style:family="text">
      <style:text-properties officeooo:rsid="002b098d"/>
    </style:style>
    <style:style style:name="T26" style:family="text">
      <style:text-properties officeooo:rsid="002d4c03"/>
    </style:style>
    <style:style style:name="T27" style:family="text">
      <style:text-properties officeooo:rsid="002f1638"/>
    </style:style>
    <style:style style:name="T28" style:family="text">
      <style:text-properties officeooo:rsid="00302256"/>
    </style:style>
    <style:style style:name="T29" style:family="text">
      <style:text-properties officeooo:rsid="0030b375"/>
    </style:style>
    <style:style style:name="T30" style:family="text">
      <style:text-properties officeooo:rsid="003111ef"/>
    </style:style>
    <style:style style:name="T31" style:family="text">
      <style:text-properties fo:font-style="normal" style:text-underline-style="none" officeooo:rsid="00340571" style:font-style-asian="normal" style:font-style-complex="normal"/>
    </style:style>
    <style:style style:name="T32" style:family="text">
      <style:text-properties fo:font-style="normal" style:text-underline-style="none" officeooo:rsid="00346ac0" style:font-style-asian="normal" style:font-style-complex="normal"/>
    </style:style>
    <style:style style:name="T33" style:family="text">
      <style:text-properties fo:color="#050c7e" fo:font-size="10pt" officeooo:rsid="003d4e9c" style:font-size-asian="10pt" style:font-size-complex="10pt"/>
    </style:style>
    <style:style style:name="T34" style:family="text">
      <style:text-properties fo:color="#050c7e" fo:font-size="10pt" officeooo:rsid="0044d1f3" style:font-size-asian="10pt" style:font-size-complex="10pt"/>
    </style:style>
    <style:style style:name="T35" style:family="text">
      <style:text-properties fo:color="#050c7e" fo:font-size="10pt" officeooo:rsid="004747c9" style:font-size-asian="10pt" style:font-size-complex="10pt"/>
    </style:style>
    <style:style style:name="T36" style:family="text">
      <style:text-properties fo:color="#050c7e" fo:font-size="10pt" officeooo:rsid="004a29af" style:font-size-asian="10pt" style:font-size-complex="10pt"/>
    </style:style>
    <style:style style:name="T37" style:family="text">
      <style:text-properties fo:color="#050c7e" fo:font-size="10pt" officeooo:rsid="005398ee" style:font-size-asian="10pt" style:font-size-complex="10pt"/>
    </style:style>
    <style:style style:name="T38" style:family="text">
      <style:text-properties fo:color="#050c7e" officeooo:rsid="004747c9"/>
    </style:style>
    <style:style style:name="T39" style:family="text">
      <style:text-properties fo:color="#050c7e" officeooo:rsid="005398ee"/>
    </style:style>
    <style:style style:name="T40" style:family="text">
      <style:text-properties officeooo:rsid="00349f40"/>
    </style:style>
    <style:style style:name="T41" style:family="text">
      <style:text-properties officeooo:rsid="0034f18f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37686d"/>
    </style:style>
    <style:style style:name="T44" style:family="text">
      <style:text-properties officeooo:rsid="00379d71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3d4e9c" style:font-size-asian="10pt" style:font-size-complex="10pt"/>
    </style:style>
    <style:style style:name="T47" style:family="text">
      <style:text-properties fo:font-size="10pt" officeooo:rsid="004747c9" style:font-size-asian="10pt" style:font-size-complex="10pt"/>
    </style:style>
    <style:style style:name="T48" style:family="text">
      <style:text-properties officeooo:rsid="0041cbf1"/>
    </style:style>
    <style:style style:name="T49" style:family="text">
      <style:text-properties officeooo:rsid="0043c323"/>
    </style:style>
    <style:style style:name="T50" style:family="text">
      <style:text-properties officeooo:rsid="0044d1f3"/>
    </style:style>
    <style:style style:name="T51" style:family="text">
      <style:text-properties officeooo:rsid="004747c9"/>
    </style:style>
    <style:style style:name="T52" style:family="text">
      <style:text-properties officeooo:rsid="004a29af"/>
    </style:style>
    <style:style style:name="T53" style:family="text">
      <style:text-properties officeooo:rsid="004bb185"/>
    </style:style>
    <style:style style:name="T54" style:family="text">
      <style:text-properties officeooo:rsid="004f6d1d"/>
    </style:style>
    <style:style style:name="T55" style:family="text">
      <style:text-properties officeooo:rsid="005201f5"/>
    </style:style>
    <style:style style:name="T56" style:family="text">
      <style:text-properties style:use-window-font-color="true" fo:font-size="10pt" officeooo:rsid="005398ee" style:font-size-asian="10pt" style:font-size-complex="10pt"/>
    </style:style>
    <style:style style:name="T57" style:family="text">
      <style:text-properties officeooo:rsid="00553b01"/>
    </style:style>
    <style:style style:name="T58" style:family="text">
      <style:text-properties officeooo:rsid="0059ccc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xercício de Revisão N2</text:p>
      <text:p text:style-name="P35"><text:span text:style-name="T42">Data</text:span>: 07/11/2019</text:p>
      <text:p text:style-name="P35"><text:span text:style-name="T42">Turma</text:span>: 1<text:span text:style-name="T55">º</text:span> Período</text:p>
      <text:p text:style-name="P35">Faculdade de Tecnologia SENAI de Desenvolvimento Gerencial – FATESG</text:p>
      <text:p text:style-name="P35">Curso Superior de Tecnologia em Análise e Desenvolvimento de Sistemas </text:p>
      <text:p text:style-name="P61"/>
      <text:p text:style-name="P61"><text:span text:style-name="T42">Componente Curricular</text:span>: Engenharia de Software</text:p>
      <text:p text:style-name="P35"><text:span text:style-name="T42">Docente</text:span>: Elisabete Tie Hato</text:p>
      <text:p text:style-name="P35"><text:span text:style-name="T42">Aluno</text:span>: Vinicius Araujo Lopes</text:p>
      <text:p text:style-name="P35"/>
      <text:p text:style-name="P35">Conforme conteúdo ministrado em sala de aula e através de pesquisa, responda:</text:p>
      <text:p text:style-name="P35">1. Defina as seguintes áreas do Swebok:</text:p>
      <text:p text:style-name="P2"/>
      <text:p text:style-name="P36">a. Gerência de Configuração de Software</text:p>
      <text:p text:style-name="P3">R: <text:span text:style-name="T2">I</text:span>dentifica a configuração do software <text:span text:style-name="T2">durante o processo de desenvolvimento, em momentos </text:span>distintos <text:span text:style-name="T2">para</text:span> controlar modificações e manter a integridade e a autoridade da configuração em todas as partes do ciclo de vida de sistema. <text:span text:style-name="T3">Responsável pela avaliação e aprovação de alterações das configurações do software.</text:span></text:p>
      <text:p text:style-name="P1"/>
      <text:p text:style-name="P35">b. Gerência da Engenharia de Software</text:p>
      <text:p text:style-name="P4">R: Inicia e <text:span text:style-name="T3">d</text:span>efin<text:span text:style-name="T3">e o escopo do projeto, além de planejar, aprovar revisar e avaliar a viabilidade de execução <text:s/>e a disponibilidade de recursos durante todo o processo de construção do software. Também é responsável pela elaboração e o cumprimento de prazos de cronogramas, e pelo controle do processo de execução do desenvolvimento. Mensura, avalia, direciona e redireciona cada etapa do processo.</text:span></text:p>
      <text:p text:style-name="P35"/>
      <text:p text:style-name="P35">c. Qualidade de Software</text:p>
      <text:p text:style-name="P5">R: <text:span text:style-name="T4">Aborda questões além do código fonte e aparência do sistema tais como: cultura e ética da engenharia de software, valor, custo, modelos e características da qualidade. Realiza auditorias em busca da melhoria da qualidade do software considerando os valores supra.</text:span></text:p>
      <text:p text:style-name="P35"/>
      <text:p text:style-name="P35">d. Processos da Engenharia de Software</text:p>
      <text:p text:style-name="P5">R: <text:span text:style-name="T5">D</text:span>efin<text:span text:style-name="T5">e</text:span>, implementa, avalia, mensura, gerencia, altera e melh<text:span text:style-name="T5">ora </text:span>o próprio processo de engenharia de software. <text:span text:style-name="T5">A partir dos modelos e técnicas definidos inicialmente, acompanha a necessidade possíveis mudanças nos processos que, uma vez identificadas, <text:s/>determinam mudanças no processo de engenharia.</text:span></text:p>
      <text:p text:style-name="P35"/>
      <text:p text:style-name="P35">e. Ferramentas e Métodos</text:p>
      <text:p text:style-name="P6">R: <text:span text:style-name="T6">Ferramentas criadas para auxiliar o ciclo de vida do software tais como: editores e construtores, capazes de criar modelos, construir, compilar e interpretar, testar, analisar, depurar, realizar manutenção, realizar reengenharia ou engenharia reversa, compilar e implementar, versionar e armazenar os requisitos e documentos do software em desenvolvimento. <text:s/></text:span></text:p>
      <text:p text:style-name="P21">Métodos são as técnicas e formas de utilização das ferramentas, seguindo padrões pr<text:span text:style-name="T58">é-</text:span>estabelecidos.</text:p>
      <text:p text:style-name="P37"/>
      <text:p text:style-name="P28"/>
      <text:p text:style-name="P28">2. Para cada área acima, liste três atividades executadas em cada área e uma ferramenta utilizada em cada área.</text:p>
      <text:p text:style-name="P29">a. Gerência de Configuração de Software</text:p>
      <text:p text:style-name="P7">R: <text:span text:style-name="T8">Atividades: Planejamento para GCS, Identificação dos itens a serem controlados e Liberação e Entrega de Software.</text:span></text:p>
      <text:p text:style-name="P22"><text:soft-page-break/>Ferramenta: Git, <text:span text:style-name="T10">para a liberação e entrega do software.</text:span></text:p>
      <text:p text:style-name="P29"/>
      <text:p text:style-name="P29">b. Gerência da Engenharia de Software</text:p>
      <text:p text:style-name="P8">R: <text:span text:style-name="T8">Atividades: Análise de Viabilidade, Gerenciamento do Planejamento e Processo de Monitoramento.</text:span></text:p>
      <text:p text:style-name="P23">Ferramenta: G<text:span text:style-name="T9">oogle Gantter, para o planejamento do projeto</text:span>.</text:p>
      <text:p text:style-name="P23"/>
      <text:p text:style-name="P29">c. Qualidade de Software</text:p>
      <text:p text:style-name="P9">R: <text:span text:style-name="T8">Atividades: Validação, Validação e Auditoria.</text:span></text:p>
      <text:p text:style-name="P24">Ferramenta: <text:span text:style-name="T11">Google Formulários, para obter o feedback do cliente.</text:span></text:p>
      <text:p text:style-name="P29"/>
      <text:p text:style-name="P29">d. Processos da Engenharia de Software</text:p>
      <text:p text:style-name="P9">R: <text:span text:style-name="T8">Atividades: Medição do processo e do produto, medição da qualidade e adaptação do processo.</text:span></text:p>
      <text:p text:style-name="P24">Ferramenta: <text:span text:style-name="T12">Yed, para diagramação e modelagem do processo.</text:span></text:p>
      <text:p text:style-name="P24"/>
      <text:p text:style-name="P29">e. Ferramentas e Métodos</text:p>
      <text:p text:style-name="P10">R: <text:span text:style-name="T13">Modelagem de dados.</text:span></text:p>
      <text:p text:style-name="P25">Ferramenta: BrModelo, para diagramação de classes.</text:p>
      <text:p text:style-name="P38"/>
      <text:p text:style-name="P25"/>
      <text:p text:style-name="P30">3. O que é ciclo de vida de software?</text:p>
      <text:p text:style-name="P11">R: <text:span text:style-name="T14">É um</text:span> conjunto de atividades, ações, marcos e produtos de trabalho que são necessários para fazer engenharia de software com alta qualidade, <text:span text:style-name="T14">que ajuda </text:span>a melhorar o andamento e a garantir que os objetivos finais de cada passo sejam alcançados.</text:p>
      <text:p text:style-name="P39"/>
      <text:p text:style-name="P11"/>
      <text:p text:style-name="P30">4. Dentre os modelos de ciclo de vida de software, podemos destacar os seguintes modelos:</text:p>
      <text:p text:style-name="P30">a. Caótico d. Iterativo e Incremental</text:p>
      <text:p text:style-name="P31">b. Cascata e. RAD – Rapid Application Development</text:p>
      <text:p text:style-name="P31">c. Prototipação f. Espiral</text:p>
      <text:p text:style-name="P31">Apresente duas características que melhor se encaixe com cada um dos modelos acima.</text:p>
      <text:p text:style-name="P31"/>
      <text:p text:style-name="P32">a. Caótico d. Iterativo e Incremental</text:p>
      <text:p text:style-name="P12">R: <text:span text:style-name="T15">O software é entregue em partes e melhorado a cada novo ciclo, com base no aprendizado do ciclo anterior.</text:span></text:p>
      <text:p text:style-name="P12"/>
      <text:p text:style-name="P32">b. Cascata e. RAD – Rapid Application Development</text:p>
      <text:p text:style-name="P12">R: <text:span text:style-name="T15">Reuso de componentes e criação de componentes reutilizáveis.</text:span></text:p>
      <text:p text:style-name="P12"/>
      <text:p text:style-name="P32">c. Prototipação f. Espiral</text:p>
      <text:p text:style-name="P12">R: <text:span text:style-name="T16">Desenvolvimento simultâneo e paralelo dos componentes. Muito complexo para gerenciar.</text:span></text:p>
      <text:p text:style-name="P40"/>
      <text:p text:style-name="P12"/>
      <text:p text:style-name="P30">5. Escolha quatro modelos de ciclo de vida de software acima e construa o diagrama de</text:p>
      <text:p text:style-name="P30">funcionamento dos modelos escolhidos.</text:p>
      <text:p text:style-name="P11">R: <text:s/><text:span text:style-name="T54">0.o</text:span></text:p>
      <text:p text:style-name="P39"/>
      <text:p text:style-name="P11"/>
      <text:p text:style-name="P31"/>
      <text:p text:style-name="P67">6. O que são metodologias ágeis de desenvolvimento de software?</text:p>
      <text:p text:style-name="P11">R: <text:span text:style-name="T17">São metodologias de desenvolvimento com</text:span> princípios e características que torna<text:span text:style-name="T17">m </text:span>a construção de software <text:span text:style-name="T17">mais flexível, adaptativa, interativa e </text:span>rápida.</text:p>
      <text:p text:style-name="P39"/>
      <text:p text:style-name="P11"/>
      <text:p text:style-name="P31">7. Quais são as características existentes em uma metodologia ágil?</text:p>
      <text:p text:style-name="P11">R: <text:span text:style-name="T18">Contato contínuo com o cliente, reformulação de planejamento, mudança de requisitos e satisfação do cliente avaliada durante o processo de desenvolvimento.</text:span></text:p>
      <text:p text:style-name="P39"/>
      <text:p text:style-name="P11"/>
      <text:p text:style-name="P31">8. Quais são os valores do manifesto ágil?</text:p>
      <text:p text:style-name="P14">R: <text:span text:style-name="T19">1. </text:span>Indivíduos e interações <text:span text:style-name="T19">valem </text:span>mais que processos e ferramentas;</text:p>
      <text:p text:style-name="P26">2. <text:span text:style-name="T1">Software em funcionamento </text:span>vale <text:span text:style-name="T1">mais que documentação abrangente;</text:span></text:p>
      <text:p text:style-name="P26">3. <text:span text:style-name="T1">Colaboração com o cliente </text:span>vale<text:span text:style-name="T1"> mais que negociação de contratos;</text:span></text:p>
      <text:p text:style-name="P41"><text:span text:style-name="T19">4. </text:span>Responder a mudanças <text:span text:style-name="T19">vale</text:span> mais que seguir um plano.</text:p>
      <text:p text:style-name="P14"/>
      <text:p text:style-name="P11"/>
      <text:p text:style-name="P31">9. Cite quatro benefícios da metodologia ágil para o desenvolvimento de software.</text:p>
      <text:p text:style-name="P15">R: <text:s/><text:span text:style-name="T20">1. O cliente participa do processo de desenvolvimento;</text:span></text:p>
      <text:p text:style-name="P27">2. O tempo de desenvolvimento é reduzido;</text:p>
      <text:p text:style-name="P27">3. Não perde-se tempo construindo componentes do software que não serão utilizados pelo cliente;</text:p>
      <text:p text:style-name="P27">4. Desenvolvedores são multifuncionais e participam do desenvolvimento de áreas diferentes do produto.</text:p>
      <text:p text:style-name="P39"/>
      <text:p text:style-name="P11"/>
      <text:p text:style-name="P31">10. Liste quatro metodologias ágeis existentes no mercado:</text:p>
      <text:p text:style-name="P13">R: <text:span text:style-name="T21">FDD, DSDM, DAS e XP.</text:span></text:p>
      <text:p text:style-name="P13"/>
      <text:p text:style-name="P34">a. Apresente uma breve síntese de cada metodologia escolhida.</text:p>
      <text:p text:style-name="P34">b. Apresente o funcionamento de cada metodologia escolhida.</text:p>
      <text:p text:style-name="P34"/>
      <text:p text:style-name="P11">R<text:span text:style-name="T21">(a) FDD</text:span>: <text:span text:style-name="T23">B</text:span>usca o desenvolvimento por funcionalidade, ou seja, por um requisito funcional do sistema.</text:p>
      <text:p text:style-name="P16">R<text:span text:style-name="T21">(b) FDD</text:span>: <text:span text:style-name="T22">Desenvolve-se um modelo generalizado e constrói-se uma lista de features. Para cada uma das features da lista é realizado o planejamento o projeto e a construção.</text:span></text:p>
      <text:p text:style-name="P11"/>
      <text:p text:style-name="P19">R<text:span text:style-name="T21">(a) DSDM</text:span>: Originalmente baseada em "Desenvolvimento Rápido de Aplicação" (RAD) <text:span text:style-name="T24">possui foco no </text:span>envolvimento constante do cliente em todas as fases.</text:p>
      <text:p text:style-name="P19">R<text:span text:style-name="T21">(b) DSDM</text:span>: A metodologia é divida em Pré-Projeto, Ciclo de vida do projeto <text:span text:style-name="T25">e P</text:span>ós-projeto. <text:span text:style-name="T25">Seleciona-se um dos projetos candidatos, define-se o oerçamento e o contrato. Estuda-se a viabilidade e é feito um estudo do negócio em constante contato com o cliente. Implementa-se e, após a entrega é feita uma avaliação da eficiência e eficácia do projeto com base na qualidade do produto, podendo retornara a passos anteriores para refinamento da solução.</text:span></text:p>
      <text:p text:style-name="P19"/>
      <text:p text:style-name="P18">R<text:span text:style-name="T21">(a) DAS</text:span>: <text:span text:style-name="T26">Possui um ciclo definido por três etapas: especulação, </text:span>colaboração e aprendizagem.</text:p>
      <text:p text:style-name="P20">R<text:span text:style-name="T21">(b) DAS</text:span>: Especulam-se os requisitos <text:span text:style-name="T27">e suas prioridades</text:span>, <text:span text:style-name="T26">d</text:span>efine-se o plano <text:span text:style-name="T26">de desenvolvimento. O desenvolvimento ocorre em prazos curtos </text:span>pré-fixados. O cliente e a equipe de desenvolvimento, aprendem à medida em que as necessidades aparecem e suas soluções são definidas, <text:span text:style-name="T27">aprendem sobre </text:span><text:soft-page-break/><text:span text:style-name="T27">essas necessidades e erros cometidos e volta-se a primeira etapa, com novas prioridades, recomeçando o ciclo.</text:span></text:p>
      <text:p text:style-name="P18"/>
      <text:p text:style-name="P18">R<text:span text:style-name="T21">(a) XP</text:span>: <text:span text:style-name="T28">C</text:span>ria sistemas de melhor qualidade, são produzidos em menos tempo e de forma mais econômica que o habitual. <text:span text:style-name="T28">P</text:span>rioriza <text:span text:style-name="T28">a</text:span> as partes mais importantes do Projeto, <text:span text:style-name="T28">segundo o julgamento do próprio cliente.</text:span></text:p>
      <text:p text:style-name="P18">R<text:span text:style-name="T21">(b) XP</text:span>: <text:span text:style-name="T29">Faz-se a a</text:span>nálise <text:span text:style-name="T29">com base nas prioridades do cliente, concebe-se o design do produto e inicia-se a implementação. Testes são realizados e, caso aprovado, é feita a implantação do produto e posterior man</text:span>utenção.</text:p>
      <text:p text:style-name="P42"/>
      <text:p text:style-name="P18"/>
      <text:p text:style-name="P17"/>
      <text:p text:style-name="P31">11. O que é qualidade de software?</text:p>
      <text:p text:style-name="P11">R: <text:span text:style-name="T30">É promover o desenvolvimento de um software de baixo custo, com processos bem planejados e definidos, resultando em um estável, que atenda aos requisitos de negócio do cliente, com uma boa experiência de uso para o o usuário, com baixos índices de manutenção e de erros de funcionamento. Praticamente utópica.</text:span></text:p>
      <text:p text:style-name="P39"/>
      <text:p text:style-name="P11"/>
      <text:p text:style-name="P31">12. O que significa os termos maturidade e capacidade na área de qualidade de</text:p>
      <text:p text:style-name="P30">software?</text:p>
      <text:p text:style-name="P45">R: <text:span text:style-name="T31">Maturidade </text:span><text:span text:style-name="T32">é a capacidade se repetir uma série de resultados de uma maneira previsível. </text:span></text:p>
      <text:p text:style-name="P45"><text:span text:style-name="T32">Capacidade</text:span> <text:span text:style-name="T40">é a habilidade com que um processo alcança o resultado esperado.</text:span></text:p>
      <text:p text:style-name="P39"/>
      <text:p text:style-name="P11"/>
      <text:p text:style-name="P31">13. O que é CMMI e MPS.Br e em quantos níveis é dividido cada um?</text:p>
      <text:p text:style-name="P11">R: <text:span text:style-name="T41">CMMI: Modelo de desenvolvimento com um enfoque voltado para a capacidade de maturidade de processos de software. É dividido em 5 níveis.</text:span></text:p>
      <text:p text:style-name="P11"/>
      <text:p text:style-name="P51">MPS.Br (Melhoria de Processos do Software Brasileiro), é um modelo de qualidade de processo criado em 2003 pela Softex (Associação para Promoção da Excelência do Software Brasileiro) para melhorar a capacidade de desenvolvimento de software nas empresas brasileiras. <text:s/>É dividido em <text:span text:style-name="T43">7</text:span> níveis.</text:p>
      <text:p text:style-name="P39"/>
      <text:p text:style-name="P11"/>
      <text:p text:style-name="P31">14. O que são atributos de processo para o CMMI e MPS.Br?</text:p>
      <text:p text:style-name="P11">R: <text:span text:style-name="T44">São as qualidades e características esperadas de cada processo.</text:span></text:p>
      <text:p text:style-name="P71"/>
      <text:p text:style-name="P52"/>
      <text:p text:style-name="P31">15. Quais níveis existem no CMMI, escreva uma breve síntese de cada nível.</text:p>
      <text:p text:style-name="P47">R: <text:span text:style-name="T41">Nível 1 - Inicial: os processos normalmente estão envoltos num caos decorrente da não obediência ou ainda, inexistência de padrões;</text:span></text:p>
      <text:p text:style-name="P47"/>
      <text:p text:style-name="P47">Nível 2 - Gerenciado: os projetos têm seus requisitos gerenciados neste ponto. Além disso, há o planejamento, a medição e o controle dos diferentes processos;</text:p>
      <text:p text:style-name="P47"/>
      <text:p text:style-name="P47">Nível 3 - Definido: os processos já estão claramente definidos e são compreendidos dentro da organização. Os procedimentos se encontram padronizados, além de ser preciso prever sua aplicação em diferentes projetos;</text:p>
      <text:p text:style-name="P47"><text:soft-page-break/></text:p>
      <text:p text:style-name="P47">Nível 4 - Gerenciado Quantitativamente: ocorre o aumento da previsibilidade do desempenho de diferentes processos, uma vez que os mesmos já são controlados quantitativamente;</text:p>
      <text:p text:style-name="P47"/>
      <text:p text:style-name="P47">Nível 5 - Otimizado: existe uma melhoria contínua dos processos.</text:p>
      <text:p text:style-name="P47"/>
      <text:p text:style-name="P58"><text:span text:style-name="T33">(Fonte: </text:span><text:a xlink:type="simple" xlink:href="https://www.devmedia.com.br/maturidade-no-desenvolvimento-de-software-cmmi-e-mps-br/27010" text:style-name="Internet_20_link" text:visited-style-name="Visited_20_Internet_20_Link"><text:span text:style-name="T45">https://www.devmedia.com.br/maturidade-no-desenvolvimento-de-software-cmmi-e-mps-br/27010</text:span></text:a><text:span text:style-name="T46">)</text:span></text:p>
      <text:p text:style-name="P70"/>
      <text:p text:style-name="P46"/>
      <text:p text:style-name="P31">16. Quais níveis existem no MPS.Br, escreva uma breve síntese de cada nível.</text:p>
      <text:p text:style-name="P48">R: A – Em Otimização: há a preocupação com questões como inovação e análise de causas;</text:p>
      <text:p text:style-name="P48"/>
      <text:p text:style-name="P48">B – Gerenciado Quantitativamente: avalia-se o desempenho dos processos, além da gerência quantitativa dos mesmos.</text:p>
      <text:p text:style-name="P48"/>
      <text:p text:style-name="P48">C – Definido: aqui ocorre o gerenciamento de riscos.</text:p>
      <text:p text:style-name="P48"/>
      <text:p text:style-name="P48">D – Largamente Definido: envolve verificação, validação, além da liberação, instalação e integração de produtos, dentre outras atividades.</text:p>
      <text:p text:style-name="P48"/>
      <text:p text:style-name="P48">E – Parcialmente Definido: considera processos como treinamento, adaptação de processos para gerência de projetos, além da preocupação com a melhoria e o controle do processo organizacional.</text:p>
      <text:p text:style-name="P48"/>
      <text:p text:style-name="P48">F – Gerenciado: introduz controles de medição, gerência de configuração, conceitos sobre aquisição e garantia da qualidade.</text:p>
      <text:p text:style-name="P48"/>
      <text:p text:style-name="P48">G – Parcialmente Gerenciado: neste ponto inicial deve-se iniciar o gerenciamento de requisitos e de projetos.</text:p>
      <text:p text:style-name="P48"/>
      <text:p text:style-name="P49"><text:span text:style-name="T46">(Fonte: </text:span><text:a xlink:type="simple" xlink:href="https://www.devmedia.com.br/maturidade-no-desenvolvimento-de-software-cmmi-e-mps-br/27010" text:style-name="Internet_20_link" text:visited-style-name="Visited_20_Internet_20_Link"><text:span text:style-name="T45">https://www.devmedia.com.br/maturidade-no-desenvolvimento-de-software-cmmi-e-mps-br/27010</text:span></text:a><text:span text:style-name="T46">)</text:span></text:p>
      <text:p text:style-name="P39"/>
      <text:p text:style-name="P11"/>
      <text:p text:style-name="P31">17. Apresente, no mínimo, três diferenças existentes entre o CMMI e o MPS.Br.</text:p>
      <text:p text:style-name="P11">R: <text:span text:style-name="T48">1. CMMI é recomendável para grandes fábricas de software enquanto o MPS-Br é uma alternativa ao CMMI para fábricas de médio e pequeno porte.</text:span></text:p>
      <text:p text:style-name="P53">2. CMMI necessita de investimento financeiro de alto nível para a implementação desse modelo de desenvolvimento, enquanto o MPS-BR requer menor volume de investimento.</text:p>
      <text:p text:style-name="P53">3. <text:span text:style-name="T49">CMMI exige mudanças drásticas de postura para a evolução entre os níveis, enquanto o MPS-BR tem mais níveis e é mais gradual, causando menor impacto nos processos internos.</text:span></text:p>
      <text:p text:style-name="P39"/>
      <text:p text:style-name="P11"/>
      <text:p text:style-name="P31">18. O que é Seis Sigma? Quais suas fases?</text:p>
      <text:p text:style-name="P11">R: <text:span text:style-name="T50">É um</text:span>a ferramenta para identificar e implementar melhorias nos processos internos de uma empresa, garantir custos de operação menores e, consequentemente, aumentar os lucros <text:span text:style-name="T51">a partir da estratégia DMAIC (Definir, Mensurar, Analisar, Incrementar e Controlar).</text:span></text:p>
      <text:p text:style-name="P54">Fases: <text:s/>formação (forming), agitação (storming), normalização (norming) e desempenho (performing). </text:p>
      <text:p text:style-name="P54"/>
      <text:p text:style-name="P59"><text:span text:style-name="T38"><text:s/></text:span><text:span text:style-name="T34">(Fonte</text:span><text:span text:style-name="T35">s</text:span><text:span text:style-name="T34">: </text:span><text:a xlink:type="simple" xlink:href="https://endeavor.org.br/estrategia-e-gestao/seis-sigma/" text:style-name="Internet_20_link" text:visited-style-name="Visited_20_Internet_20_Link"><text:span text:style-name="T45">https://endeavor.org.br/estrategia-e-gestao/seis-sigma/</text:span></text:a><text:span text:style-name="T45"> <text:s/></text:span><text:span text:style-name="T47">e </text:span><text:a xlink:type="simple" xlink:href="https://www.fm2s.com.br/fases-de-uma-equipe-6-sigma/" text:style-name="Internet_20_link" text:visited-style-name="Visited_20_Internet_20_Link"><text:span text:style-name="T35">https://www.fm2s.com.br/fases-de-uma-equipe-6-sigma/</text:span></text:a><text:span text:style-name="T34">)</text:span></text:p>
      <text:p text:style-name="P39"><text:soft-page-break/></text:p>
      <text:p text:style-name="P11"/>
      <text:p text:style-name="P31">19. O que é Balanced Scorecard (BSC)?</text:p>
      <text:p text:style-name="P11">R: <text:span text:style-name="T52">é uma nova metodologia para medir o desempenho das organizações e, ao mesmo tempo, definir estratégias e fazer planejamentos de uma forma muito mais ampla e abrangente, sem estar engessado a métricas unicamente focadas em resultados financeiros.</text:span></text:p>
      <text:p text:style-name="P11"/>
      <text:p text:style-name="P72"><text:span text:style-name="T36">(Fonte: </text:span><text:a xlink:type="simple" xlink:href="https://www.agendor.com.br/blog/balanced-scorecard-conceito/" text:style-name="Internet_20_link" text:visited-style-name="Visited_20_Internet_20_Link"><text:span text:style-name="T45">https://www.agendor.com.br/blog/balanced-scorecard-conceito/</text:span></text:a><text:span text:style-name="T36">)</text:span></text:p>
      <text:p text:style-name="P60"><text:span text:style-name="T36"/></text:p>
      <text:p text:style-name="P11"/>
      <text:p text:style-name="P31">20. Pesquisar sobre “Processo Unificado da Rational” e responder: O que é RUP?</text:p>
      <text:p text:style-name="P30">Descreva suas fases e disciplinas.</text:p>
      <text:p text:style-name="P50">R: é um processo proprietário de Engenharia de software, criado para apoiar o desenvolvimento orientado a objetos, fornecendo uma forma sistemática para se obter vantagens no uso da UML. <text:span text:style-name="T53">C</text:span>riado pela Rational Software Corporation, adquirid<text:span text:style-name="T53">o</text:span> pela IBM, ganhando um novo nome IRUP que agora é uma abreviação de IBM Rational Unified Process com o objetivo de aumentar a sua produtividade no processo de desenvolvimento.</text:p>
      <text:p text:style-name="P50"/>
      <text:p text:style-name="P55">Fases: Concepção, Elaboração, Construção e Transição.</text:p>
      <text:p text:style-name="P55">Disciplinas de Engenharia: Modelagem de Negócios, Requisitos, Análise e Projeto, Implementação, Teste e Implantação.</text:p>
      <text:p text:style-name="P56">Disciplinas de Apoio/Suporte: Ambiente, Configuração e Gerência de Mudança, e Gerência de Projeto.</text:p>
      <text:p text:style-name="P56"/>
      <text:p text:style-name="P62"><text:span text:style-name="T37">(Fontes: </text:span><text:a xlink:type="simple" xlink:href="https://www.infoescola.com/engenharia-de-software/rup/" text:style-name="Internet_20_link" text:visited-style-name="Visited_20_Internet_20_Link"><text:span text:style-name="T45">https://www.infoescola.com/engenharia-de-software/rup/</text:span></text:a></text:p>
      <text:p text:style-name="P62"><text:span text:style-name="T37"><text:s/></text:span><text:span text:style-name="T56">e</text:span><text:span text:style-name="T37"> </text:span><text:a xlink:type="simple" xlink:href="https://pt.wikipedia.org/wiki/IBM_Rational_Unified_Process" text:style-name="Internet_20_link" text:visited-style-name="Visited_20_Internet_20_Link">https://pt.wikipedia.org/wiki/IBM_Rational_Unified_Process</text:a><text:span text:style-name="T37">)</text:span></text:p>
      <text:p text:style-name="P64"/>
      <text:p text:style-name="P63"><text:span text:style-name="T57">essa última merece só </text:span>½ certo… ;)</text:p>
      <text:p text:style-name="P68"/>
      <text:p text:style-name="P50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Georgia" svg:font-family="Georgia, serif"/>
    <style:font-face style:name="Lohit Devanagari1" svg:font-family="'Lohit Devanagari'"/>
    <style:font-face style:name="Roboto" svg:font-family="Roboto"/>
    <style:font-face style:name="Rubik" svg:font-family="Rubik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3:48:18.378776681</meta:creation-date>
    <meta:generator>LibreOffice/6.2.8.2$Linux_X86_64 LibreOffice_project/20$Build-2</meta:generator>
    <dc:date>2019-11-17T17:10:07.794130320</dc:date>
    <meta:editing-duration>PT3H10M53S</meta:editing-duration>
    <meta:editing-cycles>85</meta:editing-cycles>
    <meta:document-statistic meta:table-count="0" meta:image-count="0" meta:object-count="0" meta:page-count="6" meta:paragraph-count="126" meta:word-count="1902" meta:character-count="12922" meta:non-whitespace-character-count="11122"/>
  </office:meta>
</office:document-meta>
</file>